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c7a362" officeooo:paragraph-rsid="00c7a362"/>
    </style:style>
    <style:style style:name="P2" style:family="paragraph" style:parent-style-name="Header">
      <style:paragraph-properties fo:text-align="start" style:justify-single-word="false"/>
      <style:text-properties officeooo:rsid="00c7a362" officeooo:paragraph-rsid="00c7a362"/>
    </style:style>
    <style:style style:name="P3" style:family="paragraph" style:parent-style-name="Text_20_body">
      <style:text-properties officeooo:rsid="014f97e4" officeooo:paragraph-rsid="014f97e4"/>
    </style:style>
    <style:style style:name="P4" style:family="paragraph" style:parent-style-name="Text_20_body">
      <style:text-properties officeooo:rsid="0153160f" officeooo:paragraph-rsid="0153160f"/>
    </style:style>
    <style:style style:name="P5" style:family="paragraph" style:parent-style-name="Text_20_body">
      <style:text-properties officeooo:rsid="0153160f" officeooo:paragraph-rsid="0157559e"/>
    </style:style>
    <style:style style:name="P6" style:family="paragraph" style:parent-style-name="Text_20_body">
      <style:text-properties officeooo:rsid="015ec276" officeooo:paragraph-rsid="0165d570"/>
    </style:style>
    <style:style style:name="P7" style:family="paragraph" style:parent-style-name="Text_20_body">
      <style:text-properties officeooo:rsid="016afcb6" officeooo:paragraph-rsid="016afcb6"/>
    </style:style>
    <style:style style:name="P8" style:family="paragraph" style:parent-style-name="Text_20_body">
      <style:text-properties officeooo:rsid="016e2a59" officeooo:paragraph-rsid="016e2a59"/>
    </style:style>
    <style:style style:name="P9" style:family="paragraph" style:parent-style-name="Text_20_body">
      <style:text-properties officeooo:rsid="01700fec" officeooo:paragraph-rsid="01700fec"/>
    </style:style>
    <style:style style:name="P10" style:family="paragraph" style:parent-style-name="Text_20_body">
      <style:text-properties officeooo:rsid="015befb2" officeooo:paragraph-rsid="015befb2"/>
    </style:style>
    <style:style style:name="P11" style:family="paragraph" style:parent-style-name="Text_20_body">
      <style:text-properties officeooo:rsid="0171fa47" officeooo:paragraph-rsid="0171fa47"/>
    </style:style>
    <style:style style:name="P12" style:family="paragraph" style:parent-style-name="Text_20_body">
      <style:text-properties officeooo:rsid="0177794c" officeooo:paragraph-rsid="0177d7bf"/>
    </style:style>
    <style:style style:name="P13" style:family="paragraph" style:parent-style-name="Text_20_body">
      <style:text-properties officeooo:rsid="01788e6e" officeooo:paragraph-rsid="01788e6e"/>
    </style:style>
    <style:style style:name="P14" style:family="paragraph" style:parent-style-name="Text_20_body">
      <style:text-properties officeooo:rsid="01802a93" officeooo:paragraph-rsid="01802a93"/>
    </style:style>
    <style:style style:name="P15" style:family="paragraph" style:parent-style-name="Text_20_body">
      <style:text-properties officeooo:rsid="01857163" officeooo:paragraph-rsid="01857163"/>
    </style:style>
    <style:style style:name="P16" style:family="paragraph" style:parent-style-name="Text_20_body">
      <style:text-properties officeooo:rsid="01861c44" officeooo:paragraph-rsid="01861c44"/>
    </style:style>
    <style:style style:name="P17" style:family="paragraph" style:parent-style-name="Text_20_body">
      <style:text-properties officeooo:rsid="01876204" officeooo:paragraph-rsid="01876204"/>
    </style:style>
    <style:style style:name="P18" style:family="paragraph" style:parent-style-name="Text_20_body">
      <style:text-properties officeooo:paragraph-rsid="018b5882"/>
    </style:style>
    <style:style style:name="P19" style:family="paragraph" style:parent-style-name="Text_20_body">
      <style:text-properties officeooo:rsid="018d205d" officeooo:paragraph-rsid="018d205d"/>
    </style:style>
    <style:style style:name="P20" style:family="paragraph" style:parent-style-name="Text_20_body">
      <style:text-properties officeooo:rsid="018f123a" officeooo:paragraph-rsid="018f123a"/>
    </style:style>
    <style:style style:name="P21" style:family="paragraph" style:parent-style-name="Text_20_body">
      <style:text-properties officeooo:rsid="018b5882" officeooo:paragraph-rsid="018b5882"/>
    </style:style>
    <style:style style:name="P22" style:family="paragraph" style:parent-style-name="Text_20_body">
      <style:text-properties officeooo:rsid="0193c7d9" officeooo:paragraph-rsid="0193c7d9"/>
    </style:style>
    <style:style style:name="P23" style:family="paragraph" style:parent-style-name="Text_20_body">
      <style:text-properties officeooo:rsid="0194f0dd" officeooo:paragraph-rsid="0194f0dd"/>
    </style:style>
    <style:style style:name="P24" style:family="paragraph" style:parent-style-name="Text_20_body">
      <style:text-properties officeooo:rsid="019c9089" officeooo:paragraph-rsid="019c9089"/>
    </style:style>
    <style:style style:name="P25" style:family="paragraph" style:parent-style-name="Text_20_body">
      <style:text-properties officeooo:rsid="01a3958a" officeooo:paragraph-rsid="01a3958a"/>
    </style:style>
    <style:style style:name="P26" style:family="paragraph" style:parent-style-name="Text_20_body">
      <style:text-properties officeooo:paragraph-rsid="01a479c5"/>
    </style:style>
    <style:style style:name="P27" style:family="paragraph" style:parent-style-name="Text_20_body">
      <style:text-properties officeooo:rsid="01a479c5" officeooo:paragraph-rsid="01abbf49"/>
    </style:style>
    <style:style style:name="P28" style:family="paragraph" style:parent-style-name="Text_20_body">
      <style:text-properties officeooo:rsid="01a479c5" officeooo:paragraph-rsid="01a3958a"/>
    </style:style>
    <style:style style:name="P29" style:family="paragraph" style:parent-style-name="Text_20_body" style:list-style-name="L1">
      <style:text-properties officeooo:rsid="018d205d" officeooo:paragraph-rsid="018d205d"/>
    </style:style>
    <style:style style:name="P30" style:family="paragraph" style:parent-style-name="Text_20_body">
      <style:text-properties officeooo:rsid="0153160f" officeooo:paragraph-rsid="0153160f"/>
    </style:style>
    <style:style style:name="T1" style:family="text">
      <style:text-properties officeooo:rsid="0153f3de"/>
    </style:style>
    <style:style style:name="T2" style:family="text">
      <style:text-properties officeooo:rsid="015daee6"/>
    </style:style>
    <style:style style:name="T3" style:family="text">
      <style:text-properties officeooo:rsid="015f6173"/>
    </style:style>
    <style:style style:name="T4" style:family="text">
      <style:text-properties officeooo:rsid="0165d570"/>
    </style:style>
    <style:style style:name="T5" style:family="text">
      <style:text-properties officeooo:rsid="016b12cd"/>
    </style:style>
    <style:style style:name="T6" style:family="text">
      <style:text-properties officeooo:rsid="016e7f9e"/>
    </style:style>
    <style:style style:name="T7" style:family="text">
      <style:text-properties officeooo:rsid="017089da"/>
    </style:style>
    <style:style style:name="T8" style:family="text">
      <style:text-properties officeooo:rsid="0177a676"/>
    </style:style>
    <style:style style:name="T9" style:family="text">
      <style:text-properties officeooo:rsid="017935fd"/>
    </style:style>
    <style:style style:name="T10" style:family="text">
      <style:text-properties officeooo:rsid="0179c63d"/>
    </style:style>
    <style:style style:name="T11" style:family="text">
      <style:text-properties officeooo:rsid="017c316c"/>
    </style:style>
    <style:style style:name="T12" style:family="text">
      <style:text-properties officeooo:rsid="01820de1"/>
    </style:style>
    <style:style style:name="T13" style:family="text">
      <style:text-properties officeooo:rsid="01861c44"/>
    </style:style>
    <style:style style:name="T14" style:family="text">
      <style:text-properties officeooo:rsid="01876204"/>
    </style:style>
    <style:style style:name="T15" style:family="text">
      <style:text-properties officeooo:rsid="0188b2b3"/>
    </style:style>
    <style:style style:name="T16" style:family="text">
      <style:text-properties officeooo:rsid="018fb51b"/>
    </style:style>
    <style:style style:name="T17" style:family="text">
      <style:text-properties officeooo:rsid="0192b335"/>
    </style:style>
    <style:style style:name="T18" style:family="text">
      <style:text-properties officeooo:rsid="0194f0dd"/>
    </style:style>
    <style:style style:name="T19" style:family="text">
      <style:text-properties officeooo:rsid="0195c544"/>
    </style:style>
    <style:style style:name="T20" style:family="text">
      <style:text-properties officeooo:rsid="0196fd21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1a88a26" style:font-style-asian="italic" style:font-style-complex="italic"/>
    </style:style>
    <style:style style:name="T23" style:family="text">
      <style:text-properties officeooo:rsid="019dcb79"/>
    </style:style>
    <style:style style:name="T24" style:family="text">
      <style:text-properties officeooo:rsid="01a7bb2f"/>
    </style:style>
    <style:style style:name="T25" style:family="text">
      <style:text-properties officeooo:rsid="01a88a2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structuras condicionales</text:h>
      <text:p text:style-name="Text_20_body"/>
      <text:h text:style-name="Heading_20_2" text:outline-level="2">Selección simple</text:h>
      <text:p text:style-name="Text_20_body"/>
      <text:p text:style-name="P6"><text:span text:style-name="T4">1</text:span>.- <text:span text:style-name="T3">Crea un programa que pida la temperatura de un reactor nuclear. Si ésta supera los 120ºC, se mostrará en pantalla el mensaje: "TEMPERATURA DEL REACTOR CRÍTICA. ¡CORRED, INSENSATOS!</text:span></text:p>
      <text:p text:style-name="P6"/>
      <text:p text:style-name="P3"><text:span text:style-name="T4">2</text:span>.- <text:span text:style-name="T1">Escribe un programa que pregunte el precio de un producto. Si vale más de 80 €, le hará un descuento del 10%. Se mostrará en pantalla el precio final.</text:span></text:p>
      <text:p text:style-name="P3"/>
      <text:p text:style-name="P10"><text:span text:style-name="T4">3</text:span>.- <text:span text:style-name="T2">Modifica el ejercicio anterior de manera que si la compra es inferior a 5 €, se sumen 2 euros a la factura por gastos de gestión.</text:span></text:p>
      <text:p text:style-name="P10"/>
      <text:p text:style-name="P13">4.- <text:span text:style-name="T9">Crea un programa que pida al usuario una contraseña. Si escribe "1234" el programa responderá "Acceso concedido.".</text:span></text:p>
      <text:p text:style-name="P10"/>
      <text:h text:style-name="Heading_20_2" text:outline-level="2">Dos caminos alternativos: if / else</text:h>
      <text:p text:style-name="P4"/>
      <text:p text:style-name="P11"><text:span text:style-name="T10">5</text:span>.- Crea un programa que pregunte un número de mes. Si el número introducido está entre 1 y 12, mostrará un mensaje de aceptación: "Mes correcto". De lo contrario, se mostrará un mensaje de error: "Mes no válido".</text:p>
      <text:p text:style-name="P11"/>
      <text:p text:style-name="P4"><text:span text:style-name="T10">6</text:span>.- <text:span text:style-name="T1">Crea una aplicación que pregunte el precio de un producto y el número de unidades compradas. Si el coste de la compra es mayor de 75 €, se le hará un 15% de descuento. En caso contrario, se le hará sólo un 5% de descuento.</text:span></text:p>
      <text:p text:style-name="P4"/>
      <text:p text:style-name="P7"><text:span text:style-name="T10">7</text:span>.- <text:span text:style-name="T5">Juego de adivinar el número secreto. El ordenador nos preguntará un número del 1 al 10. Si coincide con el número secreto (que habrás codificado como una constante entera) nos felicitará. Si no, nos dirá que hemos fallado.</text:span></text:p>
      <text:p text:style-name="P7"/>
      <text:p text:style-name="P12"><text:span text:style-name="T10">8</text:span>.- <text:span text:style-name="T8">Crea un programa que pregunte al usuario cómo se dice en inglés "ordenador". Si el usuario responde "computer" entonces recibirá una felicitación. Si no, recibirá un mensaje de consolación.</text:span></text:p>
      <text:p text:style-name="P4"/>
      <text:p text:style-name="P4"/>
      <text:p text:style-name="P4"/>
      <text:h text:style-name="Heading_20_2" text:outline-level="2"><text:soft-page-break/>Diversos caminos: if / else if / else </text:h>
      <text:p text:style-name="P4"/>
      <text:p text:style-name="P5"><text:span text:style-name="T10">9</text:span>.- <text:span text:style-name="T1">Crea un programa que pregunte el precio de un producto y el número de unidades compradas. Si el coste de la compra es menor de 100 €, el cliente no tiene derecho a un descuento. Si el coste sobrepasa los 200 €, el descuento será del 15%. De lo contrario será del 10% solamente.</text:span></text:p>
      <text:p text:style-name="P5"/>
      <text:p text:style-name="P8"><text:span text:style-name="T10">10</text:span>.- <text:span text:style-name="T6">Diseña un programa que pida una nota entera entre 0 y 10 y la convierta a la calificación correspondiente (Insuficiente, Suficiente, Bien, Notable y Sobresaliente).</text:span></text:p>
      <text:p text:style-name="P8"/>
      <text:p text:style-name="P9"><text:span text:style-name="T10">11</text:span>.- Modifica el programa anterior para que acepte una nota con decimales <text:span text:style-name="T11">(por ejemplo, si la nota es menor que 5, la calificación será de Insuficiente).</text:span></text:p>
      <text:p text:style-name="P9"/>
      <text:p text:style-name="P9"><text:span text:style-name="T10">12</text:span>.- <text:span text:style-name="T7">Crea una aplicación que pida el número de mes y devuelva el nombre del mes (basta que lo haga para los meses de enero a abril).</text:span></text:p>
      <text:p text:style-name="P9"/>
      <text:p text:style-name="P14">13.- <text:span text:style-name="T12">Modifica el programa anterior para sólo haga el proceso si el número de mes está entre 1 y 4.</text:span></text:p>
      <text:p text:style-name="Text_20_body"/>
      <text:h text:style-name="Heading_20_2" text:outline-level="2"><text:span text:style-name="T17">Selección múltiple: </text:span>Switch</text:h>
      <text:p text:style-name="Text_20_body"/>
      <text:p text:style-name="P15">14.- <text:span text:style-name="T13">Haz un programa que pida un <text:s/>número de mes entre 1 y 12. A continuación devolverá el nombre del mes correspondiente.</text:span></text:p>
      <text:p text:style-name="P15"/>
      <text:p text:style-name="P16">15.- Crea un programa que pida un número de mes entre 1 y 12. A continuación devolverá el número de días <text:span text:style-name="T14">de ese mes. Supón que no existen años bisiestos.</text:span></text:p>
      <text:p text:style-name="P16"/>
      <text:p text:style-name="P17">16.- Modifica el programa anterior para que pida el año en curso y el número de mes. Y devuelva el número de días de <text:span text:style-name="T15">ese mes (ahora sí debes tener en cuenta el asunto de los años bisiestos)</text:span>.</text:p>
      <text:p text:style-name="P15"/>
      <text:p text:style-name="P21"><text:span text:style-name="T20">17</text:span>.- Calculadora. Crea un programa que pregunte dos números al usuario. A continuación mostrará un menú similar a éste:</text:p>
      <text:p text:style-name="P18"/>
      <text:list xml:id="list8011876421342984575" text:style-name="L1">
        <text:list-item>
          <text:p text:style-name="P29">Suma</text:p>
        </text:list-item>
        <text:list-item>
          <text:p text:style-name="P29">Resta</text:p>
        </text:list-item>
        <text:list-item>
          <text:p text:style-name="P29">Multiplicación</text:p>
        </text:list-item>
        <text:list-item>
          <text:p text:style-name="P29">División</text:p>
        </text:list-item>
      </text:list>
      <text:p text:style-name="P19"/>
      <text:p text:style-name="P20">El usuario escribirá el número correspondiente a la operación que <text:span text:style-name="T16">desea. Entonces se mostrará el resultado.</text:span></text:p>
      <text:h text:style-name="Heading_20_2" text:outline-level="2"><text:soft-page-break/>Control de errores en la entrada de datos</text:h>
      <text:p text:style-name="Text_20_body"/>
      <text:p text:style-name="P22"><text:span text:style-name="T20">18</text:span>.- Crea un programa que pida un número entero por teclado, entre 1 y 10. Si el usuario escribe un número entero, se escribirá su valor <text:span text:style-name="T18">en pantalla. Si lo que escribe no es un entero, se mostará un mensaje de error.</text:span></text:p>
      <text:p text:style-name="P22"/>
      <text:p text:style-name="P23"><text:span text:style-name="T20">19</text:span>.- Modifica el programa anterior para <text:span text:style-name="T19">que si además el número introducido es el 3, se informe al usuario de que lo ha acertado.</text:span></text:p>
      <text:p text:style-name="P23"/>
      <text:h text:style-name="Heading_20_2" text:outline-level="2">Operador ternario (?)</text:h>
      <text:p text:style-name="Text_20_body"/>
      <text:p text:style-name="P24">20.- Escribe un programa que pida la edad del usuario. Si ésta es menor de 18 años, el valor de la variable <text:span text:style-name="T21">mayorDeEdad</text:span> será verdadero. Si no, será falso. <text:span text:style-name="T23">Al final se mostrará este valor.</text:span></text:p>
      <text:p text:style-name="P24"/>
      <text:p text:style-name="P25">21.- Crea un programa que pregunte el nombre del usuario y luego lo escriba. Ahora bien, si el usuario no introduce nada, el nombre deberá <text:span text:style-name="T24">quedar con el valor</text:span> "Desconocido".</text:p>
      <text:p text:style-name="P28"/>
      <text:p text:style-name="P27">22.- <text:span text:style-name="T25">Crea un programa que calcule la hora de cierre de una tienda. Esta hora depende del valor de una variable de tipo String llamada </text:span><text:span text:style-name="T22">dia</text:span><text:span text:style-name="T25">. Si su valor es "entre semana", la hora de cierre de la tienda será "20:00". En otro caso, la hora de cierre será "14:00"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99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f0000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3pt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7a362" officeooo:paragraph-rsid="00c7a362"/>
    </style:style>
    <style:style style:name="MP2" style:family="paragraph" style:parent-style-name="Header">
      <style:paragraph-properties fo:text-align="start" style:justify-single-word="false"/>
      <style:text-properties officeooo:rsid="00c7a362" officeooo:paragraph-rsid="00c7a3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  <style:header-left>
        <text:p text:style-name="MP2"><text:page-number text:select-page="current">2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7H18M52S</meta:editing-duration>
    <meta:editing-cycles>401</meta:editing-cycles>
    <meta:generator>LibreOffice/4.4.5.2$Windows_x86 LibreOffice_project/a22f674fd25a3b6f45bdebf25400ed2adff0ff99</meta:generator>
    <dc:date>2015-10-30T11:01:02.362000000</dc:date>
    <meta:print-date>2015-09-29T11:06:49.653000000</meta:print-date>
    <meta:document-statistic meta:table-count="0" meta:image-count="0" meta:object-count="0" meta:page-count="3" meta:paragraph-count="36" meta:word-count="759" meta:character-count="4178" meta:non-whitespace-character-count="3457"/>
    <meta:user-defined meta:name="Info 1"/>
    <meta:user-defined meta:name="Info 2"/>
    <meta:user-defined meta:name="Info 3"/>
    <meta:user-defined meta:name="Info 4"/>
  </office:meta>
</office:document-meta>
</file>